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2d88" officeooo:paragraph-rsid="00062d88"/>
    </style:style>
    <style:style style:name="P2" style:family="paragraph" style:parent-style-name="Preformatted_20_Text">
      <style:text-properties officeooo:rsid="00062d88" officeooo:paragraph-rsid="00062d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下Zbar配置：</text:p>
      <text:p text:style-name="P1"/>
      <text:p text:style-name="P1"><text:a xlink:type="simple" xlink:href="https://blog.csdn.net/hua_zai_arm/article/details/59486184" text:style-name="Internet_20_link" text:visited-style-name="Visited_20_Internet_20_Link">https://blog.csdn.net/hua_zai_arm/article/details/59486184</text:a></text:p>
      <text:p text:style-name="P1">其中php-5dev无法下载，并不影响。PHP-pear应改为php-pear</text:p>
      <text:p text:style-name="P2"><text:span text:style-name="Source_20_Text">sudo apt-get install php-pear</text:span></text:p>
      <text:p text:style-name="P1"/>
      <text:p text:style-name="P1">CmakeLists.txt中 </text:p>
      <text:p text:style-name="P1">TARGET_LINK_LIBRARIES(SHOW ${OpenCV_LIBS} ${ZBAR_LIBRARIES} zbar)</text:p>
      <text:p text:style-name="P1">注意zbar与前面变量之间的空格</text:p>
      <text:p text:style-name="P1"/>
      <text:p text:style-name="P1">运行过程中出现NULL不存在的现象。找到源文件将其改为nullptr即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0:47:36.544724436</meta:creation-date>
    <dc:date>2018-07-21T16:13:35.557034934</dc:date>
    <meta:editing-duration>PT18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75" meta:character-count="273" meta:non-whitespace-character-count="266"/>
  </office:meta>
</office:document-meta>
</file>